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4d4f" officeooo:paragraph-rsid="00154d4f"/>
    </style:style>
    <style:style style:name="P2" style:family="paragraph" style:parent-style-name="Standard" style:list-style-name="L1">
      <style:text-properties officeooo:rsid="00154d4f" officeooo:paragraph-rsid="00154d4f"/>
    </style:style>
    <style:style style:name="P3" style:family="paragraph" style:parent-style-name="Standard">
      <style:text-properties fo:font-weight="bold" officeooo:rsid="00154d4f" officeooo:paragraph-rsid="00154d4f" style:font-weight-asian="bold" style:font-weight-complex="bold"/>
    </style:style>
    <style:style style:name="P4" style:family="paragraph" style:parent-style-name="Standard">
      <style:text-properties fo:font-weight="bold" officeooo:rsid="0016cf6f" officeooo:paragraph-rsid="0016cf6f" style:font-weight-asian="bold" style:font-weight-complex="bold"/>
    </style:style>
    <style:style style:name="P5" style:family="paragraph" style:parent-style-name="Standard">
      <style:text-properties fo:font-weight="bold" officeooo:rsid="00199308" officeooo:paragraph-rsid="00199308" style:font-weight-asian="bold" style:font-weight-complex="bold"/>
    </style:style>
    <style:style style:name="P6" style:family="paragraph" style:parent-style-name="Standard">
      <style:text-properties fo:font-weight="bold" officeooo:rsid="001c0926" officeooo:paragraph-rsid="001c0926" style:font-weight-asian="bold" style:font-weight-complex="bold"/>
    </style:style>
    <style:style style:name="P7" style:family="paragraph" style:parent-style-name="Standard">
      <style:text-properties fo:font-weight="bold" officeooo:rsid="001ede8a" officeooo:paragraph-rsid="001ede8a" style:font-weight-asian="bold" style:font-weight-complex="bold"/>
    </style:style>
    <style:style style:name="P8" style:family="paragraph" style:parent-style-name="Standard">
      <style:text-properties fo:font-weight="bold" officeooo:rsid="0020fa49" officeooo:paragraph-rsid="0020fa49" style:font-weight-asian="bold" style:font-weight-complex="bold"/>
    </style:style>
    <style:style style:name="P9" style:family="paragraph" style:parent-style-name="Standard">
      <style:text-properties fo:font-weight="bold" officeooo:rsid="00249b1b" officeooo:paragraph-rsid="00249b1b" style:font-weight-asian="bold" style:font-weight-complex="bold"/>
    </style:style>
    <style:style style:name="P10" style:family="paragraph" style:parent-style-name="Standard">
      <style:text-properties fo:font-weight="bold" officeooo:rsid="0028af55" officeooo:paragraph-rsid="0028af55" style:font-weight-asian="bold" style:font-weight-complex="bold"/>
    </style:style>
    <style:style style:name="P11" style:family="paragraph" style:parent-style-name="Standard">
      <style:text-properties officeooo:rsid="0016cf6f" officeooo:paragraph-rsid="0016cf6f"/>
    </style:style>
    <style:style style:name="P12" style:family="paragraph" style:parent-style-name="Standard">
      <style:text-properties officeooo:rsid="00199308" officeooo:paragraph-rsid="00199308"/>
    </style:style>
    <style:style style:name="P13" style:family="paragraph" style:parent-style-name="Standard">
      <style:text-properties officeooo:rsid="0019e1c3" officeooo:paragraph-rsid="0019e1c3"/>
    </style:style>
    <style:style style:name="P14" style:family="paragraph" style:parent-style-name="Standard">
      <style:text-properties officeooo:rsid="001b07ab" officeooo:paragraph-rsid="001b07ab"/>
    </style:style>
    <style:style style:name="P15" style:family="paragraph" style:parent-style-name="Standard">
      <style:text-properties officeooo:rsid="001c0926" officeooo:paragraph-rsid="001c0926"/>
    </style:style>
    <style:style style:name="P16" style:family="paragraph" style:parent-style-name="Standard" style:list-style-name="L2">
      <style:text-properties officeooo:rsid="001c0926" officeooo:paragraph-rsid="001c0926"/>
    </style:style>
    <style:style style:name="P17" style:family="paragraph" style:parent-style-name="Standard" style:list-style-name="L2">
      <style:text-properties officeooo:rsid="001d9d30" officeooo:paragraph-rsid="001d9d30"/>
    </style:style>
    <style:style style:name="P18" style:family="paragraph" style:parent-style-name="Standard">
      <style:text-properties officeooo:rsid="001d9d30" officeooo:paragraph-rsid="001d9d30"/>
    </style:style>
    <style:style style:name="P19" style:family="paragraph" style:parent-style-name="Standard">
      <style:text-properties officeooo:rsid="001ede8a" officeooo:paragraph-rsid="001ede8a"/>
    </style:style>
    <style:style style:name="P20" style:family="paragraph" style:parent-style-name="Standard">
      <style:text-properties officeooo:rsid="001f41a5" officeooo:paragraph-rsid="001f41a5"/>
    </style:style>
    <style:style style:name="P21" style:family="paragraph" style:parent-style-name="Standard">
      <style:text-properties officeooo:rsid="001fe1f4" officeooo:paragraph-rsid="001fe1f4"/>
    </style:style>
    <style:style style:name="P22" style:family="paragraph" style:parent-style-name="Standard">
      <style:text-properties officeooo:rsid="001ffe7c" officeooo:paragraph-rsid="001ffe7c"/>
    </style:style>
    <style:style style:name="P23" style:family="paragraph" style:parent-style-name="Standard">
      <style:text-properties officeooo:rsid="0020fa49" officeooo:paragraph-rsid="0020fa49"/>
    </style:style>
    <style:style style:name="P24" style:family="paragraph" style:parent-style-name="Standard">
      <style:text-properties officeooo:rsid="00218b70" officeooo:paragraph-rsid="00218b70"/>
    </style:style>
    <style:style style:name="P25" style:family="paragraph" style:parent-style-name="Standard">
      <style:text-properties officeooo:rsid="00234ca9" officeooo:paragraph-rsid="00234ca9"/>
    </style:style>
    <style:style style:name="P26" style:family="paragraph" style:parent-style-name="Standard">
      <style:text-properties officeooo:rsid="00249b1b" officeooo:paragraph-rsid="00249b1b"/>
    </style:style>
    <style:style style:name="P27" style:family="paragraph" style:parent-style-name="Standard">
      <style:text-properties officeooo:rsid="00260880" officeooo:paragraph-rsid="00260880"/>
    </style:style>
    <style:style style:name="P28" style:family="paragraph" style:parent-style-name="Standard">
      <style:text-properties officeooo:rsid="0027fb82" officeooo:paragraph-rsid="00260880"/>
    </style:style>
    <style:style style:name="P29" style:family="paragraph" style:parent-style-name="Standard">
      <style:text-properties officeooo:rsid="0027fb82" officeooo:paragraph-rsid="0027fb82"/>
    </style:style>
    <style:style style:name="P30" style:family="paragraph" style:parent-style-name="Standard">
      <style:text-properties officeooo:rsid="0028af55" officeooo:paragraph-rsid="0028af55"/>
    </style:style>
    <style:style style:name="P31" style:family="paragraph" style:parent-style-name="Standard">
      <style:text-properties officeooo:rsid="00292d8a" officeooo:paragraph-rsid="00292d8a"/>
    </style:style>
    <style:style style:name="P32" style:family="paragraph" style:parent-style-name="Standard">
      <style:text-properties officeooo:rsid="002bdc3d" officeooo:paragraph-rsid="002bdc3d"/>
    </style:style>
    <style:style style:name="P33" style:family="paragraph" style:parent-style-name="Standard">
      <style:text-properties officeooo:rsid="002d8456" officeooo:paragraph-rsid="002d8456"/>
    </style:style>
    <style:style style:name="T1" style:family="text">
      <style:text-properties officeooo:rsid="0018643c"/>
    </style:style>
    <style:style style:name="T2" style:family="text">
      <style:text-properties officeooo:rsid="001c505a"/>
    </style:style>
    <style:style style:name="T3" style:family="text">
      <style:text-properties officeooo:rsid="00234ca9"/>
    </style:style>
    <style:style style:name="T4" style:family="text">
      <style:text-properties officeooo:rsid="00272d92"/>
    </style:style>
    <style:style style:name="T5" style:family="text">
      <style:text-properties officeooo:rsid="002af09b"/>
    </style:style>
    <style:style style:name="T6" style:family="text">
      <style:text-properties officeooo:rsid="0030ea8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xercise 1.1 Why would you choose a database system instead of simply storing data in operating system files. Why would it make sense not to use a database system?</text:p>
      <text:p text:style-name="P3"/>
      <text:p text:style-name="P1">A database system provides many features for storing and retrieving data.</text:p>
      <text:p text:style-name="P1">A database system implements recovery and concurrency mechanisms which allow keeping the database in a consistent state and allows multiple users to access the database concurrently. </text:p>
      <text:p text:style-name="P1">All these features, reduce the cost of development.</text:p>
      <text:p text:style-name="P1"/>
      <text:p text:style-name="P1">Reasons not use database system and instead store data in files includes:</text:p>
      <text:list text:style-name="L1">
        <text:list-item>
          <text:p text:style-name="P2">Database system’s provided query language may be unable to answer application-specific queries in which case database’s abstraction stands in the way of implementing the application.</text:p>
        </text:list-item>
        <text:list-item>
          <text:p text:style-name="P2">If the data of the application can be stored more efficiently in files and performance is critical, then choosing to implement custom data access that uses files could be beneficial.</text:p>
        </text:list-item>
      </text:list>
      <text:p text:style-name="P1"/>
      <text:p text:style-name="P4">Exercise 1.2 What is logical data independence and why is it important?</text:p>
      <text:p text:style-name="P11"/>
      <text:p text:style-name="P11">Logical data independence is a feature provided by DBMS that insulates application programmers that use a DBMS from changes made in conceptual schema. This is achieved by the use of the external schema.</text:p>
      <text:p text:style-name="P11"/>
      <text:p text:style-name="P4">Exercise 1.3 Explain the difference between logical and physical data independence.</text:p>
      <text:p text:style-name="P11"/>
      <text:p text:style-name="P11">Logical data independence insulates application programmers from changes made to conceptual schema; physical data independence insulates users from changes in physical <text:span text:style-name="T1">storage</text:span>.</text:p>
      <text:p text:style-name="P11"/>
      <text:p text:style-name="P5">Exercise 1.4 Explain the difference between external, internal and conceptual schemas.</text:p>
      <text:p text:style-name="P5">How are these different schema layers related to the concepts of logical and physical data independence?</text:p>
      <text:p text:style-name="P12"/>
      <text:p text:style-name="P13">External schema consists of views and relations that are computed by using relations of the conceptual schema. Data presented by views of the external schema is not stored but computed when views are used. Conceptually, application programmers use views as they would use any relation.</text:p>
      <text:p text:style-name="P13">Conceptual schema consists of relations. It’s is created with data model.</text:p>
      <text:p text:style-name="P13">Internal/Physical schema consists of constructs that specify how the data should be stored on the filesystem and indexes that should be defined for the data.</text:p>
      <text:p text:style-name="P14">Logical data independence is achieved with external schema.</text:p>
      <text:p text:style-name="P14">Physical data independence is achieved with internal/physical schema.</text:p>
      <text:p text:style-name="P14"/>
      <text:p text:style-name="P6">Exercise 1.5 What are the responsibilities of a DBA? If we assume that DBA is never interested in running his or her own queries, does the DBA still need to understand query optimization? Why?</text:p>
      <text:p text:style-name="P15"/>
      <text:p text:style-name="P15">Responsibilities of DBA includes:</text:p>
      <text:list text:style-name="L2">
        <text:list-item>
          <text:p text:style-name="P16">Design of the Conceptual and Physical Schemas. Possibly, DBA may be involved in design of external Schema.</text:p>
        </text:list-item>
        <text:list-item>
          <text:p text:style-name="P16">Security and Authorization. The DBA is responsible for securing the data stored in the database by providing different users with different access levels.</text:p>
        </text:list-item>
        <text:list-item>
          <text:p text:style-name="P16">Data availability and recovery. The DBA is responsible for making as much of the data stored in database as possible available even in the case of a crush. DBA is also responsible for making <text:soft-page-break/>backups so that previous state of the database can be recovered in case of physical damage <text:span text:style-name="T2">of an external device that is used to store database’s data.</text:span></text:p>
        </text:list-item>
        <text:list-item>
          <text:p text:style-name="P17">Database Tuning. DBA is responsible for modifying the database in case of requirement changes.</text:p>
        </text:list-item>
      </text:list>
      <text:p text:style-name="P18"/>
      <text:p text:style-name="P18">DBA needs to understand query optimization since query’s performance is also determined by the physical schema of the database for which DBA is responsible.</text:p>
      <text:p text:style-name="P18"/>
      <text:p text:style-name="P18"/>
      <text:p text:style-name="P7">Exercise 1.6 Scrooge McNugget wants to store information(names,addresses,descriptions of embarrassing moments, etc.) about many ducks on his payroll. Not surprisingly, the volume of data compels him to buy a database system. To save money, he wants to buy one with the fewest possible features, and he plans to run it as a stand-alone application on his PC clone. Of course, Scrooge does not plan to share his list with anyone. Indicate which of the following DBMS features Scrooge should pay for; in each case, also indicate why Scrooge should( or should not) pay for that feature in system he buys.</text:p>
      <text:p text:style-name="P19"/>
      <text:p text:style-name="P20">1. A security facility. Scrooge has to pay for this feature since he is likely to want to have authorized access to the system that only he can have. If this feature is not included, then anyone with access to his compute could read/write the data stored in the database.</text:p>
      <text:p text:style-name="P20">2. Concurrency control. Since Scrooge is not planing to share the database with other users, he is the only one who will access the data. So this feature is not needed.</text:p>
      <text:p text:style-name="P20">3. Crash Recovery. This feature is likely to be included since otherwise Scrooge might lose parts of the data stored in the database in a case of system crash.</text:p>
      <text:p text:style-name="P21">4. A view mechanism. This feature is not needed as there are not other users except Scrooge himself, and he does not need to show partial data for security or logical independence.</text:p>
      <text:p text:style-name="P22">5. Query language. This feature is needed since it allows Scrooge not only store data but also make queries to learn any information he needs.</text:p>
      <text:p text:style-name="P22"/>
      <text:p text:style-name="P22"/>
      <text:p text:style-name="P8">Exercise 1.7 Which of the following plays an important role in representing information about the real world in a database? Explain briefly.</text:p>
      <text:p text:style-name="P23"/>
      <text:p text:style-name="P24">1. The data definition language. Plays an important role since this is the part of the language that contains commands for creating data structures that are used to store the data.</text:p>
      <text:p text:style-name="P24">2. The data manipulation language. <text:s/>Does not play any role since this part of the language contains the query/<text:span text:style-name="T3">data modification </text:span>operations.</text:p>
      <text:p text:style-name="P25">3. The buffer manager. Does not play any role. Is one of the main components of the database responsible for loading of pages into main memory on request.</text:p>
      <text:p text:style-name="P25">4. The data model. Plays important role since it defines how the data is represented on the higher level of the database.</text:p>
      <text:p text:style-name="P25"/>
      <text:p text:style-name="P9">Exercise 1.8 Describe the structure of a DBMS. If your OS is upgraded to support some new functions on files, which layer(s) o the DBMS would you have to rewrite to take advantage of these new functions?</text:p>
      <text:p text:style-name="P26"/>
      <text:p text:style-name="P27">The highest layer of the DBMS consists of Plan Executor, Parser, Optimizer and Operator Evaluator. All these components work together to analyze the issued query and find the most optimal way of answering it.</text:p>
      <text:p text:style-name="P27"><text:soft-page-break/>Next is the Files and Access Methods layer. This layer is responsible for files used by the database and for organization of information within pages.</text:p>
      <text:p text:style-name="P27"/>
      <text:p text:style-name="P27">Next is the buffer manager. This component is responsible for bringing pages from external data storage(disk) to main memory when requested.</text:p>
      <text:p text:style-name="P27"/>
      <text:p text:style-name="P27">Lastly is the space management layer which is responsible for allocation/deallocation of <text:span text:style-name="T4">external storage </text:span>space, read and writes.</text:p>
      <text:p text:style-name="P28"/>
      <text:p text:style-name="P29">Additionally, the DBMS contains transaction manager,lock manager and recovery manager.</text:p>
      <text:p text:style-name="P29">Transaction manager is responsible for ensuring that transactions request locks properly according to the locking policy and for scheduling transactions.</text:p>
      <text:p text:style-name="P29">Lock manager handles lock requests for database objects.</text:p>
      <text:p text:style-name="P29">Recovery manager is responsible for maintaining write-ahead-log and recovering the database state to a consistent sate in case of system crush.</text:p>
      <text:p text:style-name="P29"/>
      <text:p text:style-name="P10">Exercise 1.9 Answer the following questions:</text:p>
      <text:p text:style-name="P30"/>
      <text:p text:style-name="P31">1. What is a transaction?</text:p>
      <text:p text:style-name="P31">A transaction is anyone execution of a user program in a DBMS.</text:p>
      <text:p text:style-name="P31"/>
      <text:p text:style-name="P31">2. Why does a DBMS interleave the actions of different transactions instead of executing transaction one after the other?</text:p>
      <text:p text:style-name="P31">The reason why DBMS allows transactions’ actions to interleave is the increased performance since transactions that do not require same locks/<text:span text:style-name="T5">data</text:span> can execute in parallel. <text:span text:style-name="T5">Even in case when two transaction compete for the same data, the interleave of transaction actions increases performance since some parts of the transaction may still be executed in parallel.</text:span></text:p>
      <text:p text:style-name="P31"/>
      <text:p text:style-name="P32">3. What must a user guarantee with respect to a transaction and database consistency?</text:p>
      <text:p text:style-name="P32">What should a DBMS guarantee with respect to a concurrent execution of several transaction and database consistency? </text:p>
      <text:p text:style-name="P32"/>
      <text:p text:style-name="P32">The user must adher to the locking policy of the database system that they use.</text:p>
      <text:p text:style-name="P32"/>
      <text:p text:style-name="P33">DBMS must guarantee that concurrent execution of several transaction does not leave the database in inconsistent state. <text:span text:style-name="T6">Also, concurrently executing transaction should not have any knowledge of each other, and should be executing as if there was no other transaction running concurrentl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2T13:53:02.222657650</meta:creation-date>
    <meta:generator>LibreOffice/7.5.5.2$Linux_X86_64 LibreOffice_project/50$Build-2</meta:generator>
    <dc:date>2023-09-22T15:12:41.656284178</dc:date>
    <meta:editing-duration>PT1H19M26S</meta:editing-duration>
    <meta:editing-cycles>28</meta:editing-cycles>
    <meta:document-statistic meta:table-count="0" meta:image-count="0" meta:object-count="0" meta:page-count="3" meta:paragraph-count="54" meta:word-count="1296" meta:character-count="8067" meta:non-whitespace-character-count="6828"/>
  </office:meta>
</office:document-meta>
</file>